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711cm"/>
    </style:style>
    <style:style style:name="Tableau1.B" style:family="table-column">
      <style:table-column-properties style:column-width="2.637cm"/>
    </style:style>
    <style:style style:name="Tableau1.C" style:family="table-column">
      <style:table-column-properties style:column-width="2.743cm"/>
    </style:style>
    <style:style style:name="Tableau1.D" style:family="table-column">
      <style:table-column-properties style:column-width="3.367cm"/>
    </style:style>
    <style:style style:name="Tableau1.E" style:family="table-column">
      <style:table-column-properties style:column-width="3.184cm"/>
    </style:style>
    <style:style style:name="Tableau1.F" style:family="table-column">
      <style:table-column-properties style:column-width="1.35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âche Finale - My Position on AI at School</text:h>
      <text:p text:style-name="Horizontal_20_Line"/>
      <text:h text:style-name="Heading_20_2" text:outline-level="2">The Task</text:h>
      <text:p text:style-name="Text_20_body">After our class debate, write your personal opinion:</text:p>
      <text:p text:style-name="Text_20_body"><text:span text:style-name="Strong_20_Emphasis">"Should students use AI tools at school?"</text:span></text:p>
      <text:p text:style-name="Horizontal_20_Line"/>
      <text:h text:style-name="Heading_20_2" text:outline-level="2">Requirements</text:h>
      <text:p text:style-name="Text_20_body">Your text must be <text:span text:style-name="Strong_20_Emphasis">100-120 words</text:span>.</text:p>
      <text:p text:style-name="Text_20_body">You must include:</text:p>
      <text:p text:style-name="Text_20_body">✓ <text:span text:style-name="Strong_20_Emphasis">Your position</text:span> (I think yes/no because...)</text:p>
      <text:p text:style-name="Text_20_body">✓ <text:span text:style-name="Strong_20_Emphasis">2-3 arguments</text:span> with examples</text:p>
      <text:p text:style-name="Text_20_body">✓ <text:span text:style-name="Strong_20_Emphasis">1 argument from the opposite side</text:span> + your response to it</text:p>
      <text:p text:style-name="Text_20_body">✓ <text:span text:style-name="Strong_20_Emphasis">Use 5 vocabulary words</text:span> from the unit (underline them)</text:p>
      <text:p text:style-name="Text_20_body">✓ <text:span text:style-name="Strong_20_Emphasis">Use modals</text:span> correctly (can/should/must/might/could)</text:p>
      <text:h text:style-name="Heading_20_1" text:outline-level="1">Grille d'évaluation - Tâche Finale: My Position on AI at School</text:h>
      <text:p text:style-name="Text_20_body">Evaluation Grid /2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Table_20_Heading">Critère</text:p>
            </table:table-cell>
            <table:table-cell table:style-name="Tableau1.A1" office:value-type="string">
              <text:p text:style-name="Table_20_Heading">A1 (1 pt)</text:p>
            </table:table-cell>
            <table:table-cell table:style-name="Tableau1.A1" office:value-type="string">
              <text:p text:style-name="Table_20_Heading">A2 (2 pts)</text:p>
            </table:table-cell>
            <table:table-cell table:style-name="Tableau1.A1" office:value-type="string">
              <text:p text:style-name="Table_20_Heading">B1 (3 pts)</text:p>
            </table:table-cell>
            <table:table-cell table:style-name="Tableau1.A1" office:value-type="string">
              <text:p text:style-name="Table_20_Heading">B1+ (4 pts)</text:p>
            </table:table-cell>
            <table:table-cell table:style-name="Tableau1.A1" office:value-type="string">
              <text:p text:style-name="Table_20_Heading">Point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Position claire</text:span> &lt;br&gt;/4</text:p>
          </table:table-cell>
          <table:table-cell table:style-name="Tableau1.A1" office:value-type="string">
            <text:p text:style-name="Table_20_Contents">Position visible mais très simple, peu claire</text:p>
          </table:table-cell>
          <table:table-cell table:style-name="Tableau1.A1" office:value-type="string">
            <text:p text:style-name="Table_20_Contents">Position claire avec "because" basique</text:p>
          </table:table-cell>
          <table:table-cell table:style-name="Tableau1.A1" office:value-type="string">
            <text:p text:style-name="Table_20_Contents">Position claire et justifiée de manière cohérente</text:p>
          </table:table-cell>
          <table:table-cell table:style-name="Tableau1.A1" office:value-type="string">
            <text:p text:style-name="Table_20_Contents">Position nuancée, bien argumentée et convaincante</text:p>
          </table:table-cell>
          <table:table-cell table:style-name="Tableau1.A1" office:value-type="string">
            <text:p text:style-name="Table_20_Contents">/4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rguments et exemples</text:span> &lt;br&gt;/6</text:p>
          </table:table-cell>
          <table:table-cell table:style-name="Tableau1.A1" office:value-type="string">
            <text:p text:style-name="Table_20_Contents">1-2 arguments listés sans exemples</text:p>
          </table:table-cell>
          <table:table-cell table:style-name="Tableau1.A1" office:value-type="string">
            <text:p text:style-name="Table_20_Contents">2 arguments avec exemples simples</text:p>
          </table:table-cell>
          <table:table-cell table:style-name="Tableau1.A1" office:value-type="string">
            <text:p text:style-name="Table_20_Contents">2-3 arguments développés avec exemples pertinents</text:p>
          </table:table-cell>
          <table:table-cell table:style-name="Tableau1.A1" office:value-type="string">
            <text:p text:style-name="Table_20_Contents">3 arguments solides, exemples concrets et variés</text:p>
          </table:table-cell>
          <table:table-cell table:style-name="Tableau1.A1" office:value-type="string">
            <text:p text:style-name="Table_20_Contents">/6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ontre-argument</text:span> &lt;br&gt;/3</text:p>
          </table:table-cell>
          <table:table-cell table:style-name="Tableau1.A1" office:value-type="string">
            <text:p text:style-name="Table_20_Contents">Mentionné sans réponse OU absent</text:p>
          </table:table-cell>
          <table:table-cell table:style-name="Tableau1.A1" office:value-type="string">
            <text:p text:style-name="Table_20_Contents">Mentionné + réponse très simple</text:p>
          </table:table-cell>
          <table:table-cell table:style-name="Tableau1.A1" office:value-type="string">
            <text:p text:style-name="Table_20_Contents">Mentionné + réponse claire et cohérente</text:p>
          </table:table-cell>
          <table:table-cell table:style-name="Tableau1.A1" office:value-type="string">
            <text:p text:style-name="Table_20_Contents">Intégré naturellement avec réfutation construite et convaincante</text:p>
          </table:table-cell>
          <table:table-cell table:style-name="Tableau1.A1" office:value-type="string">
            <text:p text:style-name="Table_20_Contents">/3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Vocabulaire de l'unité</text:span> &lt;br&gt;/4</text:p>
          </table:table-cell>
          <table:table-cell table:style-name="Tableau1.A1" office:value-type="string">
            <text:p text:style-name="Table_20_Contents">2-3 mots utilisés avec erreurs</text:p>
          </table:table-cell>
          <table:table-cell table:style-name="Tableau1.A1" office:value-type="string">
            <text:p text:style-name="Table_20_Contents">4-5 mots utilisés correctement</text:p>
          </table:table-cell>
          <table:table-cell table:style-name="Tableau1.A1" office:value-type="string">
            <text:p text:style-name="Table_20_Contents">5-6 mots utilisés correctement</text:p>
          </table:table-cell>
          <table:table-cell table:style-name="Tableau1.A1" office:value-type="string">
            <text:p text:style-name="Table_20_Contents">6+ mots + vocabulaire personnel pertinent et varié</text:p>
          </table:table-cell>
          <table:table-cell table:style-name="Tableau1.A1" office:value-type="string">
            <text:p text:style-name="Table_20_Contents">/4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trong_20_Emphasis">Grammaire (modaux et structures)</text:span> &lt;br&gt;/3</text:p>
          </table:table-cell>
          <table:table-cell table:style-name="Tableau1.A1" office:value-type="string">
            <text:p text:style-name="Table_20_Contents">Modaux absents ou très nombreuses erreurs</text:p>
          </table:table-cell>
          <table:table-cell table:style-name="Tableau1.A1" office:value-type="string">
            <text:p text:style-name="Table_20_Contents">Modaux présents avec quelques erreurs</text:p>
          </table:table-cell>
          <table:table-cell table:style-name="Tableau1.A1" office:value-type="string">
            <text:p text:style-name="Table_20_Contents">Modaux variés et majoritairement corrects</text:p>
          </table:table-cell>
          <table:table-cell table:style-name="Tableau1.A1" office:value-type="string">
            <text:p text:style-name="Table_20_Contents">Modaux variés et corrects, structures complexes maîtrisées</text:p>
          </table:table-cell>
          <table:table-cell table:style-name="Tableau1.A1" office:value-type="string">
            <text:p text:style-name="Table_20_Contents">/3</text:p>
          </table:table-cell>
        </table:table-row>
      </table:table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09:27:05.964316199</meta:creation-date>
    <dc:date>2025-10-04T09:28:54.368768164</dc:date>
    <meta:editing-duration>PT1M49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50" meta:word-count="241" meta:character-count="1553" meta:non-whitespace-character-count="1362"/>
  </office:meta>
</office:document-meta>
</file>